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0.801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4.782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1.021cm"/>
    </style:style>
    <style:style style:name="co18" style:family="table-column">
      <style:table-column-properties fo:break-before="auto" style:column-width="4.008cm"/>
    </style:style>
    <style:style style:name="co19" style:family="table-column">
      <style:table-column-properties fo:break-before="auto" style:column-width="2.70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0.524cm"/>
    </style:style>
    <style:style style:name="co24" style:family="table-column">
      <style:table-column-properties fo:break-before="auto" style:column-width="3.261cm"/>
    </style:style>
    <style:style style:name="co25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0000"/>
      <style:text-properties fo:color="#0000ff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  <table:table-cell table:style-name="ce1" office:value-type="string" calcext:value-type="string">
            <text:p>Auto</text:p>
          </table:table-cell>
          <table:table-cell table:style-name="ce1"/>
          <table:table-cell table:style-name="ce1" office:value-type="string" calcext:value-type="string">
            <text:p>Anim</text:p>
          </table:table-cell>
          <table:table-cell table:style-name="ce1"/>
          <table:table-cell table:style-name="ce1" office:value-type="string" calcext:value-type="string">
            <text:p>B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G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I2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I3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G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I4]*3/10)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I5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I6]*3/10)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[.I7]*3/1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G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I8]*3/10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G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I9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G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I10]*3/10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11]*3/1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Default" table:formula="of:=([.I12]*3/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([.G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I13]*3/1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I14]*3/1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I15]*3/1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([.I16]*3/10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I17]*3/1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Default" table:formula="of:=([.I18]*3/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I19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formula="of:=([.G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I20]*3/1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G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I21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([.I22]*3/10)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23]*3/10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I24]*3/10)"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I25]*3/1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I26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G27]/35*5)+1" office:value-type="float" office:value="2.71428571428571" calcext:value-type="float">
            <text:p>2,7142857143</text:p>
          </table:table-cell>
          <table:table-cell/>
          <table:table-cell table:formula="of:=([.I27]*3/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28]*3/1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I29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30]*3/1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I31]*3/10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I32]*3/10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33]*3/10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34]/35*5)+1" office:value-type="float" office:value="2.71428571428571" calcext:value-type="float">
            <text:p>2,7142857143</text:p>
          </table:table-cell>
          <table:table-cell/>
          <table:table-cell table:formula="of:=([.I34]*3/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I35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G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I36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I37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table:formula="of:=([.I38]*3/10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([.I39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I40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I41]*3/10)" office:value-type="float" office:value="0.9" calcext:value-type="float">
            <text:p>0,9</text:p>
          </table:table-cell>
        </table:table-row>
      </table:table>
      <table:table table:name="903" table:style-name="ta1"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3" table:default-cell-style-name="ce3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ggb</text:p>
          </table:table-cell>
          <table:table-cell table:style-name="ce1" office:value-type="string" calcext:value-type="string">
            <text:p>Anim_ggb</text:p>
          </table:table-cell>
          <table:table-cell table:style-name="ce1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4" table:number-columns-repeated="8"/>
          <table:table-cell table:style-name="Default"/>
        </table:table-row>
        <table:table-row table:style-name="ro1">
          <table:table-cell table:style-name="ce4" table:number-columns-repeated="8"/>
          <table:table-cell table:style-name="Default"/>
        </table:table-row>
      </table:table>
      <table:table table:name="1101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7" office:value-type="float" office:value="2" calcext:value-type="float">
            <text:p>2</text:p>
          </table:table-cell>
        </table:table-row>
      </table:table>
      <table:table table:name="1103" table:style-name="ta1"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6" table:number-columns-repeated="7" table:default-cell-style-name="ce3"/>
        <table:table-column table:style-name="co16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I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20:34:28.8521518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3T22:14:33.254536044</dc:date>
    <dc:creator>Germán Ramírez</dc:creator>
    <meta:editing-duration>P1DT12H59M30S</meta:editing-duration>
    <meta:editing-cycles>48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753" meta:object-count="0"/>
  </office:meta>
</office:document-meta>
</file>